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guide.pdf.asc" office:name=""><text:span text:style-name="Definition">guide.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ODT Main and Mirrors: <text:a xlink:type="simple" xlink:href="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8fefe9bc982aa3d89dd1d8f7bc5b89c17b7e5d212826c21c87f2c0795668fac3?nocache=1" office:name=""><text:span text:style-name="Definition">[VT Scan]</text:span></text:a> - ODT file: <text:a xlink:type="simple" xlink:href="https://www.virustotal.com/gui/file/19055de599deecbd9482b4bfba19abb3e44fa9c8b53fefee3d2bd9c587f6ac1e?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